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17cm"/>
    </style:style>
    <style:style style:name="Tabelle1.A1" style:family="table-cell">
      <style:table-cell-properties style:vertical-align="middle" style:border-line-width="0.002cm 0.088cm 0.002cm" fo:padding="0.397cm" fo:border="0.092cm double #80808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style>
    <style:style style:name="P11" style:family="paragraph" style:parent-style-name="Text_20_body" style:list-style-name="L5">
      <style:paragraph-properties fo:margin-top="0cm" fo:margin-bottom="0cm"/>
    </style:style>
    <style:style style:name="P12" style:family="paragraph" style:parent-style-name="Text_20_body" style:list-style-name="L6">
      <style:paragraph-properties fo:margin-top="0cm" fo:margin-bottom="0cm"/>
    </style:style>
    <style:style style:name="P13" style:family="paragraph" style:parent-style-name="Text_20_body" style:list-style-name="L7">
      <style:paragraph-properties fo:margin-top="0cm" fo:margin-bottom="0cm"/>
    </style:style>
    <style:style style:name="P14" style:family="paragraph" style:parent-style-name="Text_20_body">
      <style:paragraph-properties fo:margin-top="0.397cm" fo:margin-bottom="0.212cm"/>
    </style:style>
    <style:style style:name="T1"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ressum</text:h>
      <text:p text:style-name="Text_20_body">Informationspflicht laut §5 E-Commerce Gesetz, §14 Unternehmensgesetzbuch, §63 Gewerbeordnung und Offenlegungspflicht laut §25 Mediengesetz.</text:p>
      <text:p text:style-name="Text_20_body">Lautsprecher<text:line-break/>Musterstrasse 1, Stiege 1 Tür 1, <text:line-break/>12345 Musterhausen, <text:line-break/>Deutschland</text:p>
      <text:p text:style-name="Text_20_body"><text:span text:style-name="Strong_20_Emphasis">UID-Nummer:</text:span> DE12345678<text:line-break/><text:span text:style-name="Strong_20_Emphasis">Wirtschafts-ID:</text:span> DE123456789</text:p>
      <text:p text:style-name="Text_20_body"><text:span text:style-name="Strong_20_Emphasis">Tel.:</text:span> 01234/56789<text:line-break/><text:span text:style-name="Strong_20_Emphasis">Fax:</text:span> 01234/56789-0<text:line-break/><text:span text:style-name="Strong_20_Emphasis">E-Mail:</text:span> <text:a xlink:type="simple" xlink:href="mailto:office@musterfirma.de" text:style-name="Internet_20_link" text:visited-style-name="Visited_20_Internet_20_Link">office@musterfirma.de</text:a> </text:p>
      <text:p text:style-name="Text_20_body"><text:span text:style-name="Strong_20_Emphasis">Aufsichtsbehörde</text:span> <text:line-break/>Bezirkshauptmannschaft Musterhausen<text:line-break/><text:span text:style-name="Strong_20_Emphasis">Webseite der Aufsichtsbehörde</text:span> <text:line-break/><text:a xlink:type="simple" xlink:href="https://www.aufsichtsbeoerde-musterhausen.de/" office:target-frame-name="_blank" xlink:show="new" text:style-name="Internet_20_link" text:visited-style-name="Visited_20_Internet_20_Link">https://www.aufsichtsbeoerde-musterhausen.de/</text:a> <text:line-break/><text:span text:style-name="Strong_20_Emphasis">Anschrift der Aufsichtsbehörde</text:span> <text:line-break/>Musterweg 1, 12345 Musterhausen</text:p>
      <text:p text:style-name="Text_20_body"><text:span text:style-name="Strong_20_Emphasis">Berufsbezeichnung:</text:span> Webdesigner, Grafiker</text:p>
      <text:p text:style-name="Text_20_body"><text:span text:style-name="Strong_20_Emphasis">Persönlich haftende Gesellschafter (Komplementär) der GmbH &amp; Co KG</text:span> <text:line-break/>Frieda Musterkomp</text:p>
      <text:p text:style-name="Text_20_body"><text:span text:style-name="Strong_20_Emphasis">Geschäftsführer</text:span> <text:line-break/>Markus Muster, Thomas Muster</text:p>
      <text:p text:style-name="Text_20_body"><text:span text:style-name="Strong_20_Emphasis">Registernummer der Komplementär-GmbH:</text:span> <text:line-break/>HRB 123456</text:p>
      <text:p text:style-name="Text_20_body"><text:span text:style-name="Strong_20_Emphasis">Registergericht der Komplementär-GmbH:</text:span> <text:line-break/>Musterhausen</text:p>
      <text:p text:style-name="Text_20_body"><text:span text:style-name="Strong_20_Emphasis">Blattlinie</text:span> <text:line-break/>z.B. Informationen rund um Schönheitsbehandlungen und Schönheitsoperationen sowie kosmetische Behandlungen und Erfahrungsberichte darüber.</text:p>
      <text:p text:style-name="Text_20_body"><text:span text:style-name="Strong_20_Emphasis">Kontaktdaten des Verantwortlichen für Datenschutz</text:span> <text:line-break/>Sollten Sie Fragen zum Datenschutz haben, finden Sie nachfolgend die Kontaktdaten der verantwortlichen Person bzw. Stelle:<text:line-break/>Musterfirma GmbH<text:line-break/>Musterstraße 47, 12312 Musterstadt, Musterland<text:line-break/>Vertretungsberechtigt: Markus Mustermann<text:line-break/>E-Mail-Adresse: <text:a xlink:type="simple" xlink:href="mailto:office@musterfirma.com" text:style-name="Internet_20_link" text:visited-style-name="Visited_20_Internet_20_Link">office@musterfirma.com</text:a> <text:line-break/>Telefon: 01234/56789<text:line-break/>Impressum: <text:a xlink:type="simple" xlink:href="https://www.testfirma.de/impressum/" office:target-frame-name="_self" xlink:show="replace" text:style-name="Internet_20_link" text:visited-style-name="Visited_20_Internet_20_Link">https://www.testfirma.de/impressum/</text:a> </text:p>
      <text:h text:style-name="Heading_20_2" text:outline-level="2"><text:bookmark text:name="eu-streitschlichtung"/>EU-Streitschlichtung</text:h>
      <text:p text:style-name="Text_20_body">Gemäß Verordnung über Online-Streitbeilegung in Verbraucherangelegenheiten (ODR-Verordnung) möchten wir Sie über die Online-Streitbeilegungsplattform (OS-Plattform) informieren.<text:line-break/>Verbraucher haben die Möglichkeit, Beschwerden an die Online Streitbeilegungsplattform der <text:soft-page-break/>Europäischen Kommission unter <text:a xlink:type="simple" xlink:href="https://ec.europa.eu/consumers/odr/main/index.cfm?event=main.home2.show&amp;lng=DE" office:target-frame-name="_blank" xlink:show="new" text:style-name="Internet_20_link" text:visited-style-name="Visited_20_Internet_20_Link">http://ec.europa.eu/odr?tid=321908308</text:a> zu richten. Die dafür notwendigen Kontaktdaten finden Sie oberhalb in unserem Impressum.</text:p>
      <text:p text:style-name="Text_20_body">Wir möchten Sie jedoch darauf hinweisen, dass wir nicht bereit oder verpflichtet sind, an Streitbeilegungsverfahren vor einer Verbraucherschlichtungsstelle teilzunehmen.</text:p>
      <text:h text:style-name="Heading_20_2" text:outline-level="2"><text:bookmark text:name="haftung-fuer-inhalte-dieser-webseite"/>Haftung für Inhalte dieser Website</text:h>
      <text:p text:style-name="Text_20_body">Wir entwickeln die Inhalte dieser Website ständig weiter und bemühen uns korrekte und aktuelle Informationen bereitzustellen. Leider können wir keine Haftung für die Korrektheit aller Inhalte auf dieser Website übernehmen, speziell für jene, die seitens Dritter bereitgestellt wurden. Als Diensteanbieter sind wir nicht verpflichtet, die von ihnen übermittelten oder gespeicherten Informationen zu überwachen oder nach Umständen zu forschen, die auf eine rechtswidrige Tätigkeit hinweisen.</text:p>
      <text:p text:style-name="Text_20_body">Unsere Verpflichtungen zur Entfernung von Informationen oder zur Sperrung der Nutzung von Informationen nach den allgemeinen Gesetzen aufgrund von gerichtlichen oder behördlichen Anordnungen bleiben auch im Falle unserer Nichtverantwortlichkeit davon unberührt.</text:p>
      <text:p text:style-name="Text_20_body">Sollten Ihnen problematische oder rechtswidrige Inhalte auffallen, bitte wir Sie uns umgehend zu kontaktieren, damit wir die rechtswidrigen Inhalte entfernen können. Sie finden die Kontaktdaten im Impressum.</text:p>
      <text:h text:style-name="Heading_20_2" text:outline-level="2"><text:bookmark text:name="haftung-links-webseite"/>Haftung für Links auf dieser Website</text:h>
      <text:p text:style-name="Text_20_body">Unsere Website enthält Links zu anderen Websites für deren Inhalt wir nicht verantwortlich sind. Haftung für verlinkte Websites besteht für uns nicht, da wir keine Kenntnis rechtswidriger Tätigkeiten hatten und haben, uns solche Rechtswidrigkeiten auch bisher nicht aufgefallen sind und wir Links sofort entfernen würden, wenn uns Rechtswidrigkeiten bekannt werden.</text:p>
      <text:p text:style-name="Text_20_body">Wenn Ihnen rechtswidrige Links auf unserer Website auffallen, bitte wir Sie uns zu kontaktieren. Sie finden die Kontaktdaten im Impressum.</text:p>
      <text:h text:style-name="Heading_20_2" text:outline-level="2"><text:bookmark text:name="urheberrechtshinweis"/>Urheberrechtshinweis</text:h>
      <text:p text:style-name="Text_20_body">Alle Inhalte dieser Webseite (Bilder, Fotos, Texte, Videos) unterliegen dem Urheberrecht. Bitte fragen Sie uns bevor Sie die Inhalte dieser Website verbreiten, vervielfältigen oder verwerten wie zum Beispiel auf anderen Websites erneut veröffentlichen. Falls notwendig, werden wir die unerlaubte Nutzung von Teilen der Inhalte unserer Seite rechtlich verfolgen.</text:p>
      <text:p text:style-name="Text_20_body">Sollten Sie auf dieser Webseite Inhalte finden, die das Urheberrecht verletzen, bitten wir Sie uns zu kontaktieren.</text:p>
      <text:h text:style-name="Heading_20_2" text:outline-level="2"><text:bookmark text:name="bildernachweis"/>Bildernachweis</text:h>
      <text:p text:style-name="Text_20_body">Die Bilder, Fotos und Grafiken auf dieser Webseite sind urheberrechtlich geschützt.</text:p>
      <text:p text:style-name="Text_20_body">Die Bilderrechte liegen bei den folgenden Fotografen und Unternehmen:</text:p>
      <text:list xml:id="list3413497865742562053" text:style-name="L1">
        <text:list-item>
          <text:p text:style-name="P1">Fotograf Mustermann </text:p>
        </text:list-item>
      </text:list>
      <text:p text:style-name="Text_20_body">Alle Texte sind urheberrechtlich geschützt.</text:p>
      <text:p text:style-name="P14">Quelle: Erstellt mit dem <text:a xlink:type="simple" xlink:href="https://www.adsimple.de/impressum-generator/" text:style-name="Internet_20_link" text:visited-style-name="Visited_20_Internet_20_Link">Impressum Generator</text:a> von AdSimple</text:p>
      <text:h text:style-name="Heading_20_1" text:outline-level="1"><text:soft-page-break/>Datenschutzerklärung</text:h>
      <text:h text:style-name="Heading_20_2" text:outline-level="2"><text:bookmark text:name="einleitung-ueberblick"/>Einleitung und Überblick</text:h>
      <text:p text:style-name="Text_20_body">Wir haben diese Datenschutzerklärung (Fassung 29.12.2021-321908308) verfasst, um Ihnen gemäß der Vorgaben der <text:a xlink:type="simple" xlink:href="https://eur-lex.europa.eu/legal-content/DE/ALL/?uri=celex%3A32016R0679&amp;tid=321908308" office:target-frame-name="_blank" xlink:show="new" text:style-name="Internet_20_link" text:visited-style-name="Visited_20_Internet_20_Link">Datenschutz-Grundverordnung (EU) 2016/679</text:a> und anwendbaren nationalen Gesetzen zu erklären, welche personenbezogenen Daten (kurz Daten) wir als Verantwortliche – und die von uns beauftragten Auftragsverarbeiter (z. B. Provider) – verarbeiten, zukünftig verarbeiten werden und welche rechtmäßigen Möglichkeiten Sie haben. Die verwendeten Begriffe sind geschlechtsneutral zu verstehen.<text:line-break/><text:span text:style-name="Strong_20_Emphasis">Kurz gesagt:</text:span> Wir informieren Sie umfassend über Daten, die wir über Sie verarbeiten.</text:p>
      <text:p text:style-name="Text_20_body">Datenschutzerklärungen klingen für gewöhnlich sehr technisch und verwenden juristische Fachbegriffe. Diese Datenschutzerklärung soll Ihnen hingegen die wichtigsten Dinge so einfach und transparent wie möglich beschreiben. Soweit es der Transparenz förderlich ist, werden technische <text:span text:style-name="Strong_20_Emphasis">Begriffe leserfreundlich erklärt</text:span>, <text:span text:style-name="Strong_20_Emphasis">Links</text:span> zu weiterführenden Informationen geboten und <text:span text:style-name="Strong_20_Emphasis">Grafiken</text:span> zum Einsatz gebracht. Wir informieren damit in klarer und einfacher Sprache, dass wir im Rahmen unserer Geschäftstätigkeiten nur dann personenbezogene Daten verarbeiten, wenn eine entsprechende gesetzliche Grundlage gegeben ist. Das ist sicher nicht möglich, wenn man möglichst knappe, unklare und juristisch-technische Erklärungen abgibt, so wie sie im Internet oft Standard sind, wenn es um Datenschutz geht. Ich hoffe, Sie finden die folgenden Erläuterungen interessant und informativ und vielleicht ist die eine oder andere Information dabei, die Sie noch nicht kannten.<text:line-break/>Wenn trotzdem Fragen bleiben, möchten wir Sie bitten, sich an die unten bzw. im Impressum genannte verantwortliche Stelle zu wenden, den vorhandenen Links zu folgen und sich weitere Informationen auf Drittseiten anzusehen. Unsere Kontaktdaten finden Sie selbstverständlich auch im Impressum.</text:p>
      <text:h text:style-name="Heading_20_2" text:outline-level="2"><text:bookmark text:name="anwendungsbereich"/>Anwendungsbereich</text:h>
      <text:p text:style-name="Text_20_body">Diese Datenschutzerklärung gilt für alle von uns im Unternehmen verarbeiteten personenbezogenen Daten und für alle personenbezogenen Daten, die von uns beauftragte Firmen (Auftragsverarbeiter) verarbeiten. Mit personenbezogenen Daten meinen wir Informationen im Sinne des Art. 4 Nr. 1 DSGVO wie zum Beispiel Name, E-Mail-Adresse und postalische Anschrift einer Person. Die Verarbeitung personenbezogener Daten sorgt dafür, dass wir unsere Dienstleistungen und Produkte anbieten und abrechnen können, sei es online oder offline. Der Anwendungsbereich dieser Datenschutzerklärung umfasst:</text:p>
      <text:list xml:id="list1911223789133964466" text:style-name="L2">
        <text:list-item>
          <text:p text:style-name="P8">alle Onlineauftritte (Websites, Onlineshops), die wir betreiben </text:p>
        </text:list-item>
        <text:list-item>
          <text:p text:style-name="P8">Social Media Auftritte und E-Mail-Kommunikation </text:p>
        </text:list-item>
        <text:list-item>
          <text:p text:style-name="P2">mobile Apps für Smartphones und andere Geräte </text:p>
        </text:list-item>
      </text:list>
      <text:p text:style-name="Text_20_body"><text:span text:style-name="Strong_20_Emphasis">Kurz gesagt:</text:span> Die Datenschutzerklärung gilt für alle Bereiche, in denen personenbezogene Daten im Unternehmen über die genannten Kanäle strukturiert verarbeitet werden. Sollten wir außerhalb dieser Kanäle mit Ihnen in Rechtsbeziehungen eintreten, werden wir Sie gegebenenfalls gesondert informieren.</text:p>
      <text:h text:style-name="Heading_20_2" text:outline-level="2"><text:bookmark text:name="rechtsgrundlagen"/>Rechtsgrundlagen</text:h>
      <text:p text:style-name="Text_20_body">In der folgenden Datenschutzerklärung geben wir Ihnen transparente Informationen zu den rechtlichen Grundsätzen und Vorschriften, also den Rechtsgrundlagen der Datenschutz-Grundverordnung, die uns ermöglichen, personenbezogene Daten zu verarbeiten.<text:line-break/>Was das EU-Recht betrifft, beziehen wir uns auf die VERORDNUNG (EU) 2016/679 DES <text:soft-page-break/>EUROPÄISCHEN PARLAMENTS UND DES RATES vom 27. April 2016. Diese Datenschutz-Grundverordnung der EU können Sie selbstverständlich online auf EUR-Lex, dem Zugang zum EU-Recht, unter <text:a xlink:type="simple" xlink:href="https://eur-lex.europa.eu/legal-content/DE/ALL/?uri=celex%3A32016R0679&amp;tid=321908308" office:target-frame-name="_blank" xlink:show="new" text:style-name="Internet_20_link" text:visited-style-name="Visited_20_Internet_20_Link">https://eur-lex.europa.eu/legal-content/DE/TXT/?uri=celex%3A32016R0679</text:a> nachlesen.</text:p>
      <text:p text:style-name="Text_20_body">Wir verarbeiten Ihre Daten nur, wenn mindestens eine der folgenden Bedingungen zutrifft:</text:p>
      <text:list xml:id="list2686591013096089235" text:style-name="L3">
        <text:list-item>
          <text:p text:style-name="P9"><text:span text:style-name="Strong_20_Emphasis">Einwilligung</text:span> (Artikel 6 Absatz 1 lit. a DSGVO): Sie haben uns Ihre Einwilligung gegeben, Daten zu einem bestimmten Zweck zu verarbeiten. Ein Beispiel wäre die Speicherung Ihrer eingegebenen Daten eines Kontaktformulars. </text:p>
        </text:list-item>
        <text:list-item>
          <text:p text:style-name="P9"><text:span text:style-name="Strong_20_Emphasis">Vertrag</text:span> (Artikel 6 Absatz 1 lit. b DSGVO): Um einen Vertrag oder vorvertragliche Verpflichtungen mit Ihnen zu erfüllen, verarbeiten wir Ihre Daten. Wenn wir zum Beispiel einen Kaufvertrag mit Ihnen abschließen, benötigen wir vorab personenbezogene Informationen. </text:p>
        </text:list-item>
        <text:list-item>
          <text:p text:style-name="P9"><text:span text:style-name="Strong_20_Emphasis">Rechtliche Verpflichtung</text:span> (Artikel 6 Absatz 1 lit. c DSGVO): Wenn wir einer rechtlichen Verpflichtung unterliegen, verarbeiten wir Ihre Daten. Zum Beispiel sind wir gesetzlich verpflichtet Rechnungen für die Buchhaltung aufzuheben. Diese enthalten in der Regel personenbezogene Daten. </text:p>
        </text:list-item>
        <text:list-item>
          <text:p text:style-name="P3"><text:span text:style-name="Strong_20_Emphasis">Berechtigte Interessen</text:span> (Artikel 6 Absatz 1 lit. f DSGVO): Im Falle berechtigter Interessen, die Ihre Grundrechte nicht einschränken, behalten wir uns die Verarbeitung personenbezogener Daten vor. Wir müssen zum Beispiel gewisse Daten verarbeiten, um unsere Website sicher und wirtschaftlich effizient betreiben zu können. Diese Verarbeitung ist somit ein berechtigtes Interesse. </text:p>
        </text:list-item>
      </text:list>
      <text:p text:style-name="Text_20_body">Weitere Bedingungen wie die Wahrnehmung von Aufnahmen im öffentlichen Interesse und Ausübung öffentlicher Gewalt sowie dem Schutz lebenswichtiger Interessen treten bei uns in der Regel nicht auf. Soweit eine solche Rechtsgrundlage doch einschlägig sein sollte, wird diese an der entsprechenden Stelle ausgewiesen.</text:p>
      <text:p text:style-name="Text_20_body">Zusätzlich zu der EU-Verordnung gelten auch noch nationale Gesetze:</text:p>
      <text:list xml:id="list8969149143103451138" text:style-name="L4">
        <text:list-item>
          <text:p text:style-name="P10">In <text:span text:style-name="Strong_20_Emphasis">Österreich</text:span> ist dies das Bundesgesetz zum Schutz natürlicher Personen bei der Verarbeitung personenbezogener Daten (<text:span text:style-name="Strong_20_Emphasis">Datenschutzgesetz</text:span>), kurz <text:span text:style-name="Strong_20_Emphasis">DSG</text:span>. </text:p>
        </text:list-item>
        <text:list-item>
          <text:p text:style-name="P4">In <text:span text:style-name="Strong_20_Emphasis">Deutschland</text:span> gilt das <text:span text:style-name="Strong_20_Emphasis">Bundesdatenschutzgesetz</text:span>, kurz<text:span text:style-name="Strong_20_Emphasis"> BDSG</text:span>. </text:p>
        </text:list-item>
      </text:list>
      <text:p text:style-name="Text_20_body">Sofern weitere regionale oder nationale Gesetze zur Anwendung kommen, informieren wir Sie in den folgenden Abschnitten darüber.</text:p>
      <text:h text:style-name="Heading_20_2" text:outline-level="2"><text:bookmark text:name="kontaktdaten-verantwortliche"/>Kontaktdaten des Verantwortlichen</text:h>
      <text:p text:style-name="Text_20_body">Sollten Sie Fragen zum Datenschutz haben, finden Sie nachfolgend die Kontaktdaten der verantwortlichen Person bzw. Stelle:<text:line-break/><text:span text:style-name="T1">Musterfirma GbR<text:line-break/>Max Mustermann<text:line-break/>Musterstraße 47, 12312 Musterstadt, Deutschland</text:span> <text:line-break/><text:span text:style-name="T1">Vertretungsberechtigt: Markus Mustermann</text:span> <text:line-break/>E-Mail: <text:a xlink:type="simple" xlink:href="mailto:mail@musterfirma.de" text:style-name="Internet_20_link" text:visited-style-name="Visited_20_Internet_20_Link">mail@musterfirma.de</text:a> <text:line-break/>Telefon: <text:a xlink:type="simple" xlink:href="tel:+49%204711%2012345" text:style-name="Internet_20_link" text:visited-style-name="Visited_20_Internet_20_Link">+49 4711 12345</text:a> <text:line-break/>Impressum: <text:a xlink:type="simple" xlink:href="https://www.testfirma.de/impressum/" text:style-name="Internet_20_link" text:visited-style-name="Visited_20_Internet_20_Link">https://www.testfirma.de/impressum/</text:a> </text:p>
      <text:h text:style-name="Heading_20_2" text:outline-level="2"><text:bookmark text:name="speicherdauer"/>Speicherdauer</text:h>
      <text:p text:style-name="Text_20_body">Dass wir personenbezogene Daten nur so lange speichern, wie es für die Bereitstellung unserer Dienstleistungen und Produkte unbedingt notwendig ist, gilt als generelles Kriterium bei uns. Das bedeutet, dass wir personenbezogene Daten löschen, sobald der Grund für die Datenverarbeitung <text:soft-page-break/>nicht mehr vorhanden ist. In einigen Fällen sind wir gesetzlich dazu verpflichtet, bestimmte Daten auch nach Wegfall des ursprüngliches Zwecks zu speichern, zum Beispiel zu Zwecken der Buchführung.</text:p>
      <text:p text:style-name="Text_20_body">Sollten Sie die Löschung Ihrer Daten wünschen oder die Einwilligung zur Datenverarbeitung widerrufen, werden die Daten so rasch wie möglich und soweit keine Pflicht zur Speicherung besteht, gelöscht.</text:p>
      <text:p text:style-name="Text_20_body">Über die konkrete Dauer der jeweiligen Datenverarbeitung informieren wir Sie weiter unten, sofern wir weitere Informationen dazu haben.</text:p>
      <text:h text:style-name="Heading_20_2" text:outline-level="2"><text:bookmark text:name="rechte-dsgvo"/>Rechte laut Datenschutz-Grundverordnung</text:h>
      <text:p text:style-name="Text_20_body">Laut Artikel 13 DSGVO stehen Ihnen die folgenden Rechte zu, damit es zu einer fairen und transparenten Verarbeitung von Daten kommt:</text:p>
      <text:list xml:id="list5300686003609953311" text:style-name="L5">
        <text:list-item>
          <text:p text:style-name="P11">Sie haben laut Artikel 15 DSGVO ein Auskunftsrecht darüber, ob wir Daten von Ihnen verarbeiten. Sollte das zutreffen, haben Sie Recht darauf eine Kopie der Daten zu erhalten und die folgenden Informationen zu erfahren: </text:p>
          <text:list>
            <text:list-item>
              <text:p text:style-name="P11">zu welchem Zweck wir die Verarbeitung durchführen; </text:p>
            </text:list-item>
            <text:list-item>
              <text:p text:style-name="P11">die Kategorien, also die Arten von Daten, die verarbeitet werden; </text:p>
            </text:list-item>
            <text:list-item>
              <text:p text:style-name="P11">wer diese Daten erhält und wenn die Daten an Drittländer übermittelt werden, wie die Sicherheit garantiert werden kann; </text:p>
            </text:list-item>
            <text:list-item>
              <text:p text:style-name="P11">wie lange die Daten gespeichert werden; </text:p>
            </text:list-item>
            <text:list-item>
              <text:p text:style-name="P11">das Bestehen des Rechts auf Berichtigung, Löschung oder Einschränkung der Verarbeitung und dem Widerspruchsrecht gegen die Verarbeitung; </text:p>
            </text:list-item>
            <text:list-item>
              <text:p text:style-name="P11">dass Sie sich bei einer Aufsichtsbehörde beschweren können (Links zu diesen Behörden finden Sie weiter unten); </text:p>
            </text:list-item>
            <text:list-item>
              <text:p text:style-name="P11">die Herkunft der Daten, wenn wir sie nicht bei Ihnen erhoben haben; </text:p>
            </text:list-item>
            <text:list-item>
              <text:p text:style-name="P11">ob Profiling durchgeführt wird, ob also Daten automatisch ausgewertet werden, um zu einem persönlichen Profil von Ihnen zu gelangen. </text:p>
            </text:list-item>
          </text:list>
        </text:list-item>
        <text:list-item>
          <text:p text:style-name="P11">Sie haben laut Artikel 16 DSGVO ein Recht auf Berichtigung der Daten, was bedeutet, dass wir Daten richtig stellen müssen, falls Sie Fehler finden. </text:p>
        </text:list-item>
        <text:list-item>
          <text:p text:style-name="P11">Sie haben laut Artikel 17 DSGVO das Recht auf Löschung („Recht auf Vergessenwerden“), was konkret bedeutet, dass Sie die Löschung Ihrer Daten verlangen dürfen. </text:p>
        </text:list-item>
        <text:list-item>
          <text:p text:style-name="P11">Sie haben laut Artikel 18 DSGVO das Recht auf Einschränkung der Verarbeitung, was bedeutet, dass wir die Daten nur mehr speichern dürfen aber nicht weiter verwenden. </text:p>
        </text:list-item>
        <text:list-item>
          <text:p text:style-name="P11">Sie haben laut Artikel 19 DSGVO das Recht auf Datenübertragbarkeit, was bedeutet, dass wir Ihnen auf Anfrage Ihre Daten in einem gängigen Format zur Verfügung stellen. </text:p>
        </text:list-item>
        <text:list-item>
          <text:p text:style-name="P11">Sie haben laut Artikel 21 DSGVO ein Widerspruchsrecht, welches nach Durchsetzung eine Änderung der Verarbeitung mit sich bringt. </text:p>
          <text:list>
            <text:list-item>
              <text:p text:style-name="P11">Wenn die Verarbeitung Ihrer Daten auf Artikel 6 Abs. 1 lit. e (öffentliches Interesse, Ausübung öffentlicher Gewalt) oder Artikel 6 Abs. 1 lit. f (berechtigtes Interesse) basiert, können Sie gegen die Verarbeitung Widerspruch einlegen. Wir prüfen danach so rasch wie möglich, ob wir diesem Widerspruch rechtlich nachkommen können. </text:p>
            </text:list-item>
            <text:list-item>
              <text:p text:style-name="P11">Werden Daten verwendet, um Direktwerbung zu betreiben, können Sie jederzeit gegen diese Art der Datenverarbeitung widersprechen. Wir dürfen Ihre Daten danach nicht mehr für Direktmarketing verwenden. </text:p>
            </text:list-item>
            <text:list-item>
              <text:p text:style-name="P11">Werden Daten verwendet, um Profiling zu betreiben, können Sie jederzeit gegen diese Art der Datenverarbeitung widersprechen. Wir dürfen Ihre Daten danach nicht mehr für Profiling verwenden. </text:p>
            </text:list-item>
          </text:list>
        </text:list-item>
        <text:list-item>
          <text:p text:style-name="P5">Sie haben laut Artikel 22 DSGVO unter Umständen das Recht, nicht einer ausschließlich auf <text:soft-page-break/>einer automatisierten Verarbeitung (zum Beispiel Profiling) beruhenden Entscheidung unterworfen zu werden. </text:p>
        </text:list-item>
      </text:list>
      <text:p text:style-name="Text_20_body"><text:span text:style-name="Strong_20_Emphasis">Kurz gesagt:</text:span> Sie haben Rechte – zögern Sie nicht, die oben gelistete verantwortliche Stelle bei uns zu kontaktieren!</text:p>
      <text:p text:style-name="Text_20_body">Wenn Sie glauben, dass die Verarbeitung Ihrer Daten gegen das Datenschutzrecht verstößt oder Ihre datenschutzrechtlichen Ansprüche in sonst einer Weise verletzt worden sind, können Sie sich bei der Aufsichtsbehörde beschweren. Diese ist für Österreich die Datenschutzbehörde, deren Website Sie unter <text:a xlink:type="simple" xlink:href="https://www.dsb.gv.at/?tid=321908308" office:target-frame-name="_blank" xlink:show="new" text:style-name="Internet_20_link" text:visited-style-name="Visited_20_Internet_20_Link">https://www.dsb.gv.at/</text:a> finden. In Deutschland gibt es für jedes Bundesland einen Datenschutzbeauftragten. Für nähere Informationen können Sie sich an die <text:a xlink:type="simple" xlink:href="https://www.bfdi.bund.de/" office:target-frame-name="_blank" xlink:show="new" text:style-name="Internet_20_link" text:visited-style-name="Visited_20_Internet_20_Link">Bundesbeauftragte für den Datenschutz und die Informationsfreiheit (BfDI)</text:a> wenden. Für unser Unternehmen ist die folgende lokale Datenschutzbehörde zuständig:</text:p>
      <text:h text:style-name="Heading_20_2" text:outline-level="2"><text:bookmark text:name="sachsen-datenschutzbehoerde"/>Sachsen Datenschutzbehörde</text:h>
      <text:p text:style-name="Text_20_body"><text:span text:style-name="Strong_20_Emphasis">Landesbeauftragter für Datenschutz:</text:span> Andreas Schurig<text:line-break/><text:span text:style-name="Strong_20_Emphasis">Adresse: </text:span>Devrientstraße 5, 01067 Dresden<text:line-break/><text:span text:style-name="Strong_20_Emphasis">Telefonnr.:</text:span> 03 51 / 85471-101<text:line-break/><text:span text:style-name="Strong_20_Emphasis">E-Mail-Adresse:</text:span> saechsdsb@slt.sachsen.de<text:line-break/><text:span text:style-name="Strong_20_Emphasis">Website: </text:span><text:a xlink:type="simple" xlink:href="https://www.saechsdsb.de/?tid=321908308" office:target-frame-name="_blank" xlink:show="new" text:style-name="Internet_20_link" text:visited-style-name="Visited_20_Internet_20_Link">https://www.saechsdsb.de/</text:a> </text:p>
      <text:h text:style-name="Heading_20_2" text:outline-level="2"><text:bookmark text:name="webhosting-einleitung"/>Webhosting Einleitung</text:h>
      <table:table table:name="Tabelle1" table:style-name="Tabelle1">
        <table:table-column table:style-name="Tabelle1.A"/>
        <table:table-row>
          <table:table-cell table:style-name="Tabelle1.A1" office:value-type="string">
            <text:p text:style-name="Table_20_Contents"><text:span text:style-name="Strong_20_Emphasis">Webhosting Zusammenfassung</text:span> <text:line-break/> Betroffene: Besucher der Website<text:line-break/>欄 Zweck: professionelles Hosting der Website und Absicherung des Betriebs<text:line-break/> Verarbeitete Daten: IP-Adresse, Zeitpunkt des Websitebesuchs, verwendeter Browser und weitere Daten. Mehr Details dazu finden Sie weiter unten bzw. beim jeweils eingesetzten Webhosting Provider.<text:line-break/> Speicherdauer: abhängig vom jeweiligen Provider, aber in der Regel 2 Wochen<text:line-break/>⚖️ Rechtsgrundlagen: Art. 6 Abs. 1 lit.f DSGVO (Berechtigte Interessen)</text:p>
          </table:table-cell>
        </table:table-row>
      </table:table>
      <text:h text:style-name="Heading_20_3" text:outline-level="3">Was ist Webhosting?</text:h>
      <text:p text:style-name="Text_20_body">Wenn Sie heutzutage Websites besuchen, werden gewisse Informationen – auch personenbezogene Daten – automatisch erstellt und gespeichert, so auch auf dieser Website. Diese Daten sollten möglichst sparsam und nur mit Begründung verarbeitet werden. Mit Website meinen wir übrigens die Gesamtheit aller Webseiten auf einer Domain, d.h. alles von der Startseite (Homepage) bis hin zur aller letzten Unterseite (wie dieser hier). Mit Domain meinen wir zum Beispiel beispiel.de oder musterbeispiel.com.</text:p>
      <text:p text:style-name="Text_20_body">Wenn Sie eine Website auf einem Bildschirm ansehen möchten, verwenden Sie dafür ein Programm, das sich Webbrowser nennt. Sie kennen vermutlich einige Webbrowser beim Namen: Google Chrome, Microsoft Edge, Mozilla Firefox und Apple Safari.</text:p>
      <text:p text:style-name="Text_20_body">Dieser Webbrowser muss sich zu einem anderen Computer verbinden, wo der Code der Website gespeichert ist: dem Webserver. Der Betrieb eines Webservers ist eine komplizierte und aufwendige Aufgabe, weswegen dies in der Regel von professionellen Anbietern, den Providern, übernommen wird. Diese bieten Webhosting an und sorgen damit für eine verlässliche und fehlerfreie Speicherung der Daten von Websites.</text:p>
      <text:p text:style-name="Text_20_body">Bei der Verbindungsaufnahme des Browsers auf Ihrem Computer (Desktop, Laptop, Smartphone) <text:soft-page-break/>und während der Datenübertragung zu und vom Webserver kann es zu einer Verarbeitung personenbezogener Daten kommen. Einerseits speichert Ihr Computer Daten, andererseits muss auch der Webserver Daten eine Zeit lang speichern, um einen ordentlichen Betrieb zu gewährleisten.</text:p>
      <text:p text:style-name="Text_20_body">Zur Veranschaulichung:</text:p>
      <text:p text:style-name="Text_20_body"><draw:frame draw:style-name="fr1" draw:name="Grafik1" text:anchor-type="as-char" svg:width="1.997cm" style:rel-width="100%" svg:height="0.998cm" style:rel-height="scale" draw:z-index="0"><draw:image xlink:href="https://www.adsimple.at/wp-content/uploads/2018/03/browser-und-webserver.svg" xlink:type="simple" xlink:show="embed" xlink:actuate="onLoad"/><svg:title>Browser und Webserver</svg:title></draw:frame> </text:p>
      <text:h text:style-name="Heading_20_3" text:outline-level="3">Warum verarbeiten wir personenbezogene Daten?</text:h>
      <text:p text:style-name="Text_20_body">Die Zwecke der Datenverarbeitung sind:</text:p>
      <text:list xml:id="list3187143615600055637" text:style-name="L6">
        <text:list-item>
          <text:p text:style-name="P12">Professionelles Hosting der Website und Absicherung des Betriebs </text:p>
        </text:list-item>
        <text:list-item>
          <text:p text:style-name="P12">zur Aufrechterhaltung der Betriebs- und IT-Sicherheit </text:p>
        </text:list-item>
        <text:list-item>
          <text:p text:style-name="P6">Anonyme Auswertung des Zugriffsverhaltens zur Verbesserung unseres Angebots und ggf. zur Strafverfolgung bzw. Verfolgung von Ansprüchen </text:p>
        </text:list-item>
      </text:list>
      <text:h text:style-name="Heading_20_3" text:outline-level="3">Welche Daten werden verarbeitet?</text:h>
      <text:p text:style-name="Text_20_body">Auch während Sie unsere Website jetzt gerade besuchen, speichert unser Webserver, das ist der Computer auf dem diese Webseite gespeichert ist, in der Regel automatisch Daten wie</text:p>
      <text:list xml:id="list7897033662506295812" text:style-name="L7">
        <text:list-item>
          <text:p text:style-name="P13">die komplette Internetadresse (URL) der aufgerufenen Webseite (z. B. https://www.beispielwebsite.de/beispielunterseite.html?tid=321908308) </text:p>
        </text:list-item>
        <text:list-item>
          <text:p text:style-name="P13">Browser und Browserversion (z. B. Chrome 87) </text:p>
        </text:list-item>
        <text:list-item>
          <text:p text:style-name="P13">das verwendete Betriebssystem (z. B. Windows 10) </text:p>
        </text:list-item>
        <text:list-item>
          <text:p text:style-name="P13">die Adresse (URL) der zuvor besuchten Seite (Referrer URL) (z. B. https://www.beispielquellsite.de/vondabinichgekommen.html/) </text:p>
        </text:list-item>
        <text:list-item>
          <text:p text:style-name="P13">den Hostnamen und die IP-Adresse des Geräts von welchem aus zugegriffen wird (z. B. COMPUTERNAME und 194.23.43.121) </text:p>
        </text:list-item>
        <text:list-item>
          <text:p text:style-name="P13">Datum und Uhrzeit </text:p>
        </text:list-item>
        <text:list-item>
          <text:p text:style-name="P7">in Dateien, den sogenannten Webserver-Logfiles </text:p>
        </text:list-item>
      </text:list>
      <text:h text:style-name="Heading_20_3" text:outline-level="3">Wie lange werden Daten gespeichert?</text:h>
      <text:p text:style-name="Text_20_body">In der Regel werden die oben genannten Daten zwei Wochen gespeichert und danach automatisch gelöscht. Wir geben diese Daten nicht weiter, können jedoch nicht ausschließen, dass diese Daten <text:soft-page-break/>beim Vorliegen von rechtswidrigem Verhalten von Behörden eingesehen werden.</text:p>
      <text:p text:style-name="Text_20_body"><text:span text:style-name="Strong_20_Emphasis">Kurz gesagt:</text:span> Ihr Besuch wird durch unseren Provider (Firma, die unsere Website auf speziellen Computern (Servern) laufen lässt), protokolliert, aber wir geben Ihre Daten nicht ohne Zustimmung weiter!</text:p>
      <text:h text:style-name="Heading_20_3" text:outline-level="3">Rechtsgrundlage</text:h>
      <text:p text:style-name="Text_20_body">Die Rechtmäßigkeit der Verarbeitung personenbezogener Daten im Rahmen des Webhosting ergibt sich aus Art. 6 Abs. 1 lit. f DSGVO (Wahrung der berechtigten Interessen), denn die Nutzung von professionellem Hosting bei einem Provider ist notwendig, um das Unternehmen im Internet sicher und nutzerfreundlich präsentieren und Angriffe und Forderungen hieraus gegebenenfalls verfolgen zu können.</text:p>
      <text:p text:style-name="Text_20_body">Zwischen uns und dem Hostingprovider besteht in der Regel ein Vertrag über die Auftragsverarbeitung gemäß Art. 28 f. DSGVO, der die Einhaltung von Datenschutz gewährleistet und Datensicherheit garantiert.</text:p>
      <text:p text:style-name="Text_20_body">Alle Texte sind urheberrechtlich geschützt.</text:p>
      <text:p text:style-name="P14">Quelle: Erstellt mit dem <text:a xlink:type="simple" xlink:href="https://www.adsimple.de/datenschutz-generator/" text:style-name="Internet_20_link" text:visited-style-name="Visited_20_Internet_20_Link">Datenschutz Generator</text:a> von AdSimp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9T15:31:23.99</meta:creation-date>
    <meta:document-statistic meta:table-count="1" meta:image-count="1" meta:object-count="0" meta:page-count="8" meta:paragraph-count="115" meta:word-count="2478" meta:character-count="19105"/>
    <dc:date>2021-12-29T15:34:22.94</dc:date>
    <meta:editing-duration>PT3M</meta:editing-duration>
    <meta:editing-cycles>1</meta:editing-cycles>
    <meta:generator>OpenOffice/4.1.9$Win32 OpenOffice.org_project/419m1$Build-9805</meta:generator>
  </office:meta>
</office:document-meta>
</file>